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y Bradlow</text:p>
      <text:p text:style-name="P1">Final Project</text:p>
      <text:p text:style-name="P1"><text:tab/>CS184</text:p>
      <text:p text:style-name="P1">11/04/2011</text:p>
      <text:p text:style-name="P1"/>
      <text:p text:style-name="P4">Final Project Proposal</text:p>
      <text:p text:style-name="Standard"/>
      <text:p text:style-name="Standard"><text:span text:style-name="T1">Partners:</text:span> I am working by myself.</text:p>
      <text:p text:style-name="Standard"/>
      <text:p text:style-name="Standard"><text:span text:style-name="T1">Description:</text:span> I am going to extend my ray tracing assignment <text:s/>to use radiosity and render a diffuse solution. <text:s/>I want to be able to render a scene like the one shown in lecture of two boxes in a room lit by a distributed light source.</text:p>
      <text:p text:style-name="Standard"/>
      <text:p text:style-name="P5">Deliverables:</text:p>
      <text:list xml:id="list1821782119" text:style-name="L1">
        <text:list-item>
          <text:list>
            <text:list-item>
              <text:p text:style-name="P2">Ability to render simple scenes with global illumination.</text:p>
            </text:list-item>
            <text:list-item>
              <text:p text:style-name="P2">Use Southwell relaxation to develop the image over time, while being able to display intermediate images.</text:p>
            </text:list-item>
            <text:list-item>
              <text:p text:style-name="P2">Be able to move around the scene and look at it from different angles (color each point on the model a constant color).</text:p>
            </text:list-item>
          </text:list>
        </text:list-item>
      </text:list>
      <text:p text:style-name="Standard"/>
      <text:p text:style-name="P5">Tasks:</text:p>
      <text:list xml:id="list1536135103" text:style-name="L2">
        <text:list-item>
          <text:list>
            <text:list-item>
              <text:list>
                <text:list-item>
                  <text:p text:style-name="P3">Set up the program to be able to compute form factors for a given scene.</text:p>
                </text:list-item>
                <text:list-item>
                  <text:p text:style-name="P3">Perform Southwell relaxation to render the scene.</text:p>
                </text:list-item>
                <text:list-item>
                  <text:p text:style-name="P3">Apply the scene to an opengl model.</text:p>
                </text:list-item>
                <text:list-item>
                  <text:p text:style-name="P3">Use animation to render a movie of flying around the scene.</text:p>
                </text:list-item>
              </text:list>
            </text:list-item>
          </text:list>
        </text:list-item>
      </text:list>
      <text:p text:style-name="Standard"/>
      <text:p text:style-name="P5">Timeline:</text:p>
      <text:p text:style-name="Standard"><text:tab/>By 11/12: Set up the program to be able to compute form factors for a given scene.</text:p>
      <text:p text:style-name="Standard"><text:tab/>By 11/19: Perform Southwell relaxation to render the scene.</text:p>
      <text:p text:style-name="Standard"><text:tab/>By 11/26: Apply the scene to an opengl model.</text:p>
      <text:p text:style-name="Standard"><text:tab/>By 12/3: Use animation to render a movie of flying around the sce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y Bradlow</meta:initial-creator>
    <meta:creation-date>2011-11-04T00:05:32</meta:creation-date>
    <dc:date>2011-11-05T18:06:36</dc:date>
    <dc:creator>Henry Bradlow</dc:creator>
    <meta:editing-duration>PT42H01M04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21" meta:word-count="205" meta:character-count="1123"/>
  </office:meta>
</office:document-meta>
</file>